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-title">
      <style:graphic-properties draw:auto-grow-height="true" fo:min-height="3.005cm"/>
    </style:style>
    <style:style style:name="pr2" style:family="presentation" style:parent-style-name="Predeterminado-subtitle">
      <style:graphic-properties draw:fill-color="#ffffff" draw:auto-grow-height="true" fo:min-height="11.879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fo:min-height="3.005cm"/>
    </style:style>
    <style:style style:name="pr5" style:family="presentation" style:parent-style-name="Predeterminado-notes">
      <style:graphic-properties draw:fill-color="#ffffff" fo:min-height="12.572cm"/>
    </style:style>
    <style:style style:name="pr6" style:family="presentation" style:parent-style-name="Predeterminado-title">
      <style:graphic-properties fo:min-height="1.683cm"/>
    </style:style>
    <style:style style:name="pr7" style:family="presentation" style:parent-style-name="Predeterminado-outline1">
      <style:graphic-properties fo:min-height="11.879cm"/>
    </style:style>
    <style:style style:name="P1" style:family="paragraph">
      <style:text-properties fo:font-size="27.3999996185303pt"/>
    </style:style>
    <style:style style:name="P2" style:family="paragraph">
      <style:paragraph-properties fo:text-align="center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4.299cm" svg:height="3.005cm" svg:x="1.35cm" svg:y="0.717cm" presentation:class="title" presentation:placeholder="true">
          <draw:text-box/>
        </draw:frame>
        <draw:frame presentation:style-name="pr2" draw:text-style-name="P1" draw:layer="layout" svg:width="24.299cm" svg:height="11.879cm" svg:x="1.35cm" svg:y="4.212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CARGA ACADÉMICA</text:p>
          </draw:text-box>
        </draw:frame>
        <draw:rect draw:style-name="gr2" draw:text-style-name="P2" xml:id="id2" draw:id="id2" draw:layer="layout" svg:width="6.2cm" svg:height="1.8cm" svg:x="3cm" svg:y="7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2">GRUPOS </text:p>
          <text:p text:style-name="P2">POR APERTURAR</text:p>
        </draw:rect>
        <draw:rect draw:style-name="gr2" draw:text-style-name="P2" xml:id="id3" draw:id="id3" draw:layer="layout" svg:width="6.2cm" svg:height="1.8cm" svg:x="16.4cm" svg:y="7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CICLO ESCOLAR</text:p>
        </draw:rect>
        <draw:custom-shape draw:style-name="gr3" draw:text-style-name="P2" xml:id="id1" draw:id="id1" draw:layer="layout" svg:width="2.8cm" svg:height="1.6cm" svg:x="11.2cm" svg:y="4.2cm">
          <text:p text:style-name="P2">INICI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11.2cm" svg:y1="5cm" svg:x2="6.1cm" svg:y2="7cm" draw:start-shape="id1" draw:start-glue-point="6" draw:end-shape="id2" draw:end-glue-point="0" svg:d="M11200 5000h-5100v2000">
          <text:p/>
        </draw:connector>
        <draw:connector draw:style-name="gr4" draw:text-style-name="P2" draw:layer="layout" svg:x1="14cm" svg:y1="5cm" svg:x2="19.5cm" svg:y2="7cm" draw:start-shape="id1" draw:start-glue-point="10" draw:end-shape="id3" draw:end-glue-point="0" svg:d="M14000 5000h5500v2000">
          <text:p/>
        </draw:connector>
        <draw:custom-shape draw:style-name="gr5" draw:text-style-name="P2" xml:id="id4" draw:id="id4" draw:layer="layout" svg:width="7.6cm" svg:height="3cm" svg:x="8.906cm" svg:y="9.271cm">
          <text:p/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4" draw:text-style-name="P2" draw:layer="layout" svg:x1="6.1cm" svg:y1="8.8cm" svg:x2="8.906cm" svg:y2="10.771cm" draw:start-shape="id2" draw:start-glue-point="2" draw:end-shape="id4" draw:end-glue-point="5" svg:d="M6100 8800v1971h2806">
          <text:p/>
        </draw:connector>
        <draw:connector draw:style-name="gr4" draw:text-style-name="P2" draw:layer="layout" svg:x1="19.5cm" svg:y1="8.8cm" svg:x2="16.506cm" svg:y2="10.771cm" draw:start-shape="id3" draw:start-glue-point="2" draw:end-shape="id4" draw:end-glue-point="7" svg:d="M19500 8800v1971h-2994">
          <text:p/>
        </draw:connector>
        <draw:custom-shape draw:style-name="gr3" draw:text-style-name="P2" xml:id="id5" draw:id="id5" draw:layer="layout" svg:width="6.6cm" svg:height="3cm" svg:x="4.4cm" svg:y="14.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2">Grupos Por </text:p>
          <text:p text:style-name="P2">Aperturar</text:p>
          <text:p text:style-name="P2">:idGrupo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3" draw:text-style-name="P2" xml:id="id6" draw:id="id6" draw:layer="layout" svg:width="6cm" svg:height="2.2cm" svg:x="17cm" svg:y="14cm">
          <text:p text:style-name="P2">Ciclo Escola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svg:x1="12.706cm" svg:y1="12.034cm" svg:x2="7.7cm" svg:y2="14.2cm" draw:start-shape="id4" draw:start-glue-point="6" draw:end-shape="id5" draw:end-glue-point="4" svg:d="M12706 12034v1202h-5006v964">
          <text:p/>
        </draw:connector>
        <draw:connector draw:style-name="gr4" draw:text-style-name="P2" draw:layer="layout" svg:x1="12.706cm" svg:y1="12.034cm" svg:x2="20cm" svg:y2="14cm" draw:start-shape="id4" draw:start-glue-point="6" draw:end-shape="id6" draw:end-glue-point="4" svg:d="M12706 12034v1102h7294v864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4.299cm" svg:height="3.005cm" svg:x="1.35cm" svg:y="0.717cm" presentation:class="title">
          <draw:text-box>
            <text:p>GPA: CARGA ACADÉMICA</text:p>
          </draw:text-box>
        </draw:frame>
        <draw:custom-shape draw:style-name="gr3" draw:text-style-name="P2" xml:id="id7" draw:id="id7" draw:layer="layout" svg:width="4.4cm" svg:height="1.4cm" svg:x="4cm" svg:y="3.6cm">
          <text:p text:style-name="P2">idGrup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9" draw:id="id9" draw:layer="layout" svg:width="8cm" svg:height="3.6cm" svg:x="4cm" svg:y="11.4cm">
          <text:p text:style-name="P2">MATERIAS Y </text:p>
          <text:p text:style-name="P2">CARGAS ACADÉMICAS </text:p>
          <text:p text:style-name="P2">DE LAS CARRERA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xml:id="id8" draw:id="id8" draw:layer="layout" svg:width="9.4cm" svg:height="2cm" svg:x="2.8cm" svg:y="7.2cm">
          <text:p text:style-name="P2">Seleccionar materias del grupo </text:p>
          <text:p text:style-name="P2">con cargas académicas.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2cm" svg:y1="5cm" svg:x2="7.5cm" svg:y2="7.2cm" draw:start-shape="id7" draw:start-glue-point="8" draw:end-shape="id8" svg:d="M6200 5000v1100h1300v1100">
          <text:p/>
        </draw:connector>
        <draw:connector draw:style-name="gr4" draw:text-style-name="P2" draw:layer="layout" svg:x1="7.5cm" svg:y1="9.2cm" svg:x2="8cm" svg:y2="11.4cm" draw:start-shape="id8" draw:start-glue-point="6" draw:end-shape="id9" draw:end-glue-point="4" svg:d="M7500 9200v1101h500v1099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3" draw:layer="layout" svg:width="24.299cm" svg:height="1.683cm" svg:x="1.35cm" svg:y="0.717cm" presentation:class="title" presentation:user-transformed="true">
          <draw:text-box>
            <text:p text:style-name="P3"><text:span text:style-name="T1">CARGAS ACADÉMICAS “SEL”</text:span><text:span text:style-name="T1"><text:line-break/></text:span><text:span text:style-name="T1">SP_CA_V0_001( IdG, IdC )</text:span><text:span text:style-name="T1"><text:line-break/></text:span><text:span text:style-name="T1">//Procedimiento almacenado cargas académicas, recibe parámetro idgrupo y carrera</text:span></text:p>
          </draw:text-box>
        </draw:frame>
        <draw:custom-shape draw:style-name="gr3" draw:text-style-name="P4" xml:id="id10" draw:id="id10" draw:layer="layout" svg:width="6.4cm" svg:height="1.2cm" svg:x="3cm" svg:y="3cm">
          <text:p text:style-name="P4"><text:span text:style-name="T2">Seleccionar Materias</text:span></text:p>
          <text:p text:style-name="P4"><text:span text:style-name="T2">Por id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11" draw:id="id11" draw:layer="layout" svg:width="6.2cm" svg:height="1.2cm" svg:x="3.2cm" svg:y="5.6cm">
          <text:p text:style-name="P4"><text:span text:style-name="T2">TODAS LAS MATERIA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2" draw:layer="layout" svg:x1="6.2cm" svg:y1="4.2cm" svg:x2="6.3cm" svg:y2="5.6cm" draw:start-shape="id10" draw:start-glue-point="6" draw:end-shape="id11" draw:end-glue-point="4" svg:d="M6200 4200v701h100v699">
          <text:p/>
        </draw:connector>
        <draw:custom-shape draw:style-name="gr3" draw:text-style-name="P4" xml:id="id12" draw:id="id12" draw:layer="layout" svg:width="5cm" svg:height="1.6cm" svg:x="17.6cm" svg:y="4cm">
          <text:p text:style-name="P4"><text:span text:style-name="T2">__idMaestro = </text:span></text:p>
          <text:p text:style-name="P4"><text:span text:style-name="T2">Verificar si tiene</text:span></text:p>
          <text:p text:style-name="P4"><text:span text:style-name="T2">Carga Académic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0cm -0.699cm" svg:x1="9.4cm" svg:y1="6.2cm" svg:x2="20.1cm" svg:y2="4cm" draw:start-shape="id11" draw:start-glue-point="7" draw:end-shape="id12" draw:end-glue-point="4" svg:d="M9400 6200h4101v-3400h6599v1200">
          <text:p/>
        </draw:connector>
        <draw:custom-shape draw:style-name="gr3" draw:text-style-name="P4" xml:id="id14" draw:id="id14" draw:layer="layout" svg:width="5.2cm" svg:height="2.2cm" svg:x="6cm" svg:y="9.8cm">
          <text:p text:style-name="P2"><text:span text:style-name="T2">Insertar en:</text:span></text:p>
          <text:p text:style-name="P2"><text:span text:style-name="T2">tbl_temp_ca_v0_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2" draw:layer="layout" svg:x1="20.1cm" svg:y1="5.6cm" svg:x2="23.8cm" svg:y2="13.2cm" draw:start-shape="id12" draw:start-glue-point="6" draw:end-shape="id13" draw:end-glue-point="7" svg:d="M20100 5600v3300h4202v4300h-502">
          <text:p text:style-name="P2">SI</text:p>
        </draw:connector>
        <draw:connector draw:style-name="gr4" draw:text-style-name="P2" draw:layer="layout" svg:x1="8.6cm" svg:y1="9.8cm" svg:x2="6.3cm" svg:y2="6.8cm" draw:start-shape="id14" draw:start-glue-point="4" draw:end-shape="id11" draw:end-glue-point="6" svg:d="M8600 9800v-1499h-2300v-1501">
          <text:p/>
        </draw:connector>
        <draw:custom-shape draw:style-name="gr3" draw:text-style-name="P2" xml:id="id13" draw:id="id13" draw:layer="layout" svg:width="9.2cm" svg:height="2cm" svg:x="14.6cm" svg:y="12.2cm">
          <text:p text:style-name="P2">SP_CA_VG_V0_001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6cm" svg:y1="13.2cm" svg:x2="11.2cm" svg:y2="10.9cm" draw:start-shape="id13" draw:start-glue-point="5" draw:end-shape="id14" draw:end-glue-point="7" svg:d="M14600 13200h-1699v-2300h-170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RT: GRUPOS POR APERTURAR</text:p>
          </draw:text-box>
        </draw:frame>
        <draw:custom-shape draw:style-name="gr7" draw:text-style-name="P5" draw:layer="layout" svg:width="21cm" svg:height="13cm" svg:x="2.8cm" svg:y="4cm">
          <text:p text:style-name="P5"><text:span text:style-name="T3">SELECT DISTINCT(g.idGrupo) As idGrupo, </text:span></text:p>
          <text:p text:style-name="P5"><text:span text:style-name="T3"><text:s text:c="24"/></text:span><text:span text:style-name="T3">g.Nombre, </text:span></text:p>
          <text:p text:style-name="P5"><text:span text:style-name="T3"><text:s text:c="24"/></text:span><text:span text:style-name="T3">g.fechainicio, </text:span></text:p>
          <text:p text:style-name="P5"><text:span text:style-name="T3"><text:s text:c="24"/></text:span><text:span text:style-name="T3">g.Carreras_idCarrera,</text:span></text:p>
          <text:p text:style-name="P5"><text:span text:style-name="T3"><text:s text:c="24"/></text:span><text:span text:style-name="T3">concat_ws(' en ', c.Grado, c.Nombre) As Carrera,</text:span></text:p>
          <text:p text:style-name="P5"><text:span text:style-name="T3"><text:s text:c="24"/></text:span><text:span text:style-name="T3">g.anio, </text:span></text:p>
          <text:p text:style-name="P5"><text:span text:style-name="T3"><text:s text:c="24"/></text:span><text:span text:style-name="T3">g.mes,</text:span></text:p>
          <text:p text:style-name="P5"><text:span text:style-name="T3"><text:s text:c="24"/></text:span><text:span text:style-name="T3">g.cuatrimestregrupo</text:span></text:p>
          <text:p text:style-name="P5"><text:span text:style-name="T3"><text:s text:c="28"/></text:span><text:span text:style-name="T3">FROM </text:span></text:p>
          <text:p text:style-name="P5"><text:span text:style-name="T3"><text:s text:c="32"/></text:span><text:span text:style-name="T3">grupos g, </text:span></text:p>
          <text:p text:style-name="P5"><text:span text:style-name="T3"><text:s text:c="32"/></text:span><text:span text:style-name="T3">mkprospectos mk,</text:span></text:p>
          <text:p text:style-name="P5"><text:span text:style-name="T3"><text:s text:c="32"/></text:span><text:span text:style-name="T3">carreras c</text:span></text:p>
          <text:p text:style-name="P5"><text:span text:style-name="T3"><text:s text:c="36"/></text:span><text:span text:style-name="T3">WHERE g.idGrupo=mk.idGrupo </text:span></text:p>
          <text:p text:style-name="P5"><text:span text:style-name="T3"><text:s text:c="40"/></text:span><text:span text:style-name="T3">AND g.Carreras_idCarrera = c.idCarrera</text:span></text:p>
          <text:p text:style-name="P5"><text:span text:style-name="T3"><text:s text:c="40"/></text:span><text:span text:style-name="T3">AND mk.estatusce='Pendientealta' </text:span></text:p>
          <text:p text:style-name="P5"><text:span text:style-name="T3"><text:s text:c="44"/></text:span><text:span text:style-name="T3">ORDER BY g.Nombre;</text:span></text:p>
          <draw:enhanced-geometry svg:viewBox="0 0 21600 21600" draw:mirror-horizontal="false" draw:mirror-vertical="false" draw:type="line-callout-3" draw:modifiers="-195.41926574925 -3246.39643104377 -258.159135279272 920.4215060379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cm" svg:height="2.2cm" svg:x="24.4cm" svg:y="14.8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4.299cm" svg:height="3.005cm" svg:x="1.35cm" svg:y="0.717cm" presentation:class="title">
          <draw:text-box>
            <text:p>CICLO ESCOLAR</text:p>
          </draw:text-box>
        </draw:frame>
        <draw:frame presentation:style-name="pr7" draw:layer="layout" svg:width="24.299cm" svg:height="11.879cm" svg:x="1.35cm" svg:y="4.212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Predeterminado" style:page-layout-name="PM1" draw:style-name="Mdp1">
      <draw:frame presentation:style-name="Predeterminado-title" draw:layer="backgroundobjects" svg:width="24.299cm" svg:height="3.005cm" svg:x="1.35cm" svg:y="0.717cm" presentation:class="title" presentation:placeholder="true">
        <draw:text-box/>
      </draw:frame>
      <draw:frame presentation:style-name="Predeterminado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dyard Escobar Matuz</meta:initial-creator>
    <meta:creation-date>2022-01-07T14:50:29.21</meta:creation-date>
    <meta:editing-duration>PT8H48M53S</meta:editing-duration>
    <meta:editing-cycles>3</meta:editing-cycles>
    <dc:date>2022-01-08T00:11:33.95</dc:date>
    <dc:creator>Rudyard Escobar Matuz</dc:creator>
    <meta:generator>OpenOffice/4.1.11$Win32 OpenOffice.org_project/4111m1$Build-9808</meta:generator>
    <meta:document-statistic meta:object-count="70"/>
  </office:meta>
</office:document-meta>
</file>